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tillium Web" svg:font-family="'Titillium We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style:font-name="Titillium Web" officeooo:rsid="0010f228" officeooo:paragraph-rsid="0010f228"/>
    </style:style>
    <style:style style:name="P2" style:family="paragraph" style:parent-style-name="Table_20_Contents">
      <style:text-properties style:font-name="Titillium Web"/>
    </style:style>
    <style:style style:name="P3" style:family="paragraph" style:parent-style-name="Table_20_Contents">
      <style:paragraph-properties fo:text-align="center" style:justify-single-word="false"/>
      <style:text-properties style:font-name="Titillium Web" officeooo:rsid="0010f228" officeooo:paragraph-rsid="0010f228"/>
    </style:style>
    <style:style style:name="P4" style:family="paragraph" style:parent-style-name="Table_20_Contents">
      <style:text-properties style:font-name="Titillium Web" officeooo:rsid="001ed74c" officeooo:paragraph-rsid="001ed74c"/>
    </style:style>
    <style:style style:name="P5" style:family="paragraph" style:parent-style-name="Table_20_Contents">
      <style:text-properties style:font-name="Titillium Web" officeooo:rsid="00223d3d" officeooo:paragraph-rsid="00223d3d"/>
    </style:style>
    <style:style style:name="P6" style:family="paragraph" style:parent-style-name="Table_20_Contents">
      <style:text-properties style:font-name="Titillium Web" officeooo:rsid="00229945" officeooo:paragraph-rsid="00229945"/>
    </style:style>
    <style:style style:name="P7" style:family="paragraph" style:parent-style-name="Table_20_Contents">
      <style:text-properties style:font-name="Titillium Web" officeooo:rsid="0022c241" officeooo:paragraph-rsid="0022c241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Standard">
      <style:text-properties style:font-name="Titillium Web" fo:language="en" fo:country="GB" fo:font-weight="normal" officeooo:rsid="00133d8b" officeooo:paragraph-rsid="00133d8b" style:font-weight-asian="normal" style:font-weight-complex="normal"/>
    </style:style>
    <style:style style:name="P10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33d8b" officeooo:paragraph-rsid="00133d8b" style:font-weight-asian="normal" style:font-weight-complex="normal"/>
    </style:style>
    <style:style style:name="P11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73555" officeooo:paragraph-rsid="00173555" style:font-weight-asian="normal" style:font-weight-complex="normal"/>
    </style:style>
    <style:style style:name="P12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91c7d" officeooo:paragraph-rsid="00191c7d" style:font-weight-asian="normal" style:font-weight-complex="normal"/>
    </style:style>
    <style:style style:name="P13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1ed74c" officeooo:paragraph-rsid="001ed74c" style:font-weight-asian="normal" style:font-weight-complex="normal"/>
    </style:style>
    <style:style style:name="P14" style:family="paragraph" style:parent-style-name="Standard">
      <style:text-properties style:font-name="Titillium Web" fo:language="en" fo:country="GB" style:text-underline-style="solid" style:text-underline-width="auto" style:text-underline-color="font-color" fo:font-weight="normal" officeooo:rsid="00260326" officeooo:paragraph-rsid="00260326" style:font-weight-asian="normal" style:font-weight-complex="normal"/>
    </style:style>
    <style:style style:name="P15" style:family="paragraph" style:parent-style-name="Standard">
      <style:text-properties style:font-name="Titillium Web" fo:language="en" fo:country="GB" style:text-underline-style="none" fo:font-weight="normal" officeooo:rsid="00133d8b" officeooo:paragraph-rsid="00133d8b" style:font-weight-asian="normal" style:font-weight-complex="normal"/>
    </style:style>
    <style:style style:name="P16" style:family="paragraph" style:parent-style-name="Standard">
      <style:text-properties style:font-name="Titillium Web" fo:language="en" fo:country="GB" style:text-underline-style="none" fo:font-weight="normal" officeooo:rsid="001573db" officeooo:paragraph-rsid="001573db" style:font-weight-asian="normal" style:font-weight-complex="normal"/>
    </style:style>
    <style:style style:name="P17" style:family="paragraph" style:parent-style-name="Standard">
      <style:text-properties style:font-name="Titillium Web" fo:language="en" fo:country="GB" style:text-underline-style="none" fo:font-weight="normal" officeooo:rsid="00172a09" officeooo:paragraph-rsid="00172a09" style:font-weight-asian="normal" style:font-weight-complex="normal"/>
    </style:style>
    <style:style style:name="P18" style:family="paragraph" style:parent-style-name="Standard">
      <style:text-properties style:font-name="Titillium Web" fo:language="en" fo:country="GB" style:text-underline-style="none" fo:font-weight="normal" officeooo:rsid="0018d45d" officeooo:paragraph-rsid="00173555" style:font-weight-asian="normal" style:font-weight-complex="normal"/>
    </style:style>
    <style:style style:name="P19" style:family="paragraph" style:parent-style-name="Standard">
      <style:text-properties style:font-name="Titillium Web" fo:language="en" fo:country="GB" style:text-underline-style="none" fo:font-weight="normal" officeooo:rsid="00191c7d" officeooo:paragraph-rsid="00191c7d" style:font-weight-asian="normal" style:font-weight-complex="normal"/>
    </style:style>
    <style:style style:name="P20" style:family="paragraph" style:parent-style-name="Standard">
      <style:text-properties style:font-name="Titillium Web" fo:language="en" fo:country="GB" style:text-underline-style="none" fo:font-weight="normal" officeooo:rsid="001acd27" officeooo:paragraph-rsid="001acd27" style:font-weight-asian="normal" style:font-weight-complex="normal"/>
    </style:style>
    <style:style style:name="P21" style:family="paragraph" style:parent-style-name="Standard">
      <style:text-properties style:font-name="Titillium Web" fo:language="en" fo:country="GB" style:text-underline-style="none" fo:font-weight="normal" officeooo:rsid="001c5e21" officeooo:paragraph-rsid="001c5e21" style:font-weight-asian="normal" style:font-weight-complex="normal"/>
    </style:style>
    <style:style style:name="P22" style:family="paragraph" style:parent-style-name="Standard">
      <style:text-properties style:font-name="Titillium Web" fo:language="en" fo:country="GB" style:text-underline-style="none" fo:font-weight="normal" officeooo:rsid="001d9a95" officeooo:paragraph-rsid="001d9a95" style:font-weight-asian="normal" style:font-weight-complex="normal"/>
    </style:style>
    <style:style style:name="P23" style:family="paragraph" style:parent-style-name="Standard">
      <style:text-properties style:font-name="Titillium Web" fo:language="en" fo:country="GB" style:text-underline-style="none" fo:font-weight="normal" officeooo:rsid="001e6baa" officeooo:paragraph-rsid="001e6baa" style:font-weight-asian="normal" style:font-weight-complex="normal"/>
    </style:style>
    <style:style style:name="P24" style:family="paragraph" style:parent-style-name="Standard">
      <style:text-properties style:font-name="Titillium Web" fo:language="en" fo:country="GB" style:text-underline-style="none" fo:font-weight="normal" officeooo:rsid="001ed74c" officeooo:paragraph-rsid="001ed74c" style:font-weight-asian="normal" style:font-weight-complex="normal"/>
    </style:style>
    <style:style style:name="P25" style:family="paragraph" style:parent-style-name="Standard">
      <style:text-properties style:font-name="Titillium Web" fo:language="en" fo:country="GB" style:text-underline-style="none" fo:font-weight="normal" officeooo:rsid="0022c241" officeooo:paragraph-rsid="0022c241" style:font-weight-asian="normal" style:font-weight-complex="normal"/>
    </style:style>
    <style:style style:name="P26" style:family="paragraph" style:parent-style-name="Standard">
      <style:text-properties style:font-name="Titillium Web" fo:language="en" fo:country="GB" style:text-underline-style="none" fo:font-weight="normal" officeooo:rsid="0024c0cd" officeooo:paragraph-rsid="0024c0cd" style:font-weight-asian="normal" style:font-weight-complex="normal"/>
    </style:style>
    <style:style style:name="P27" style:family="paragraph" style:parent-style-name="Standard">
      <style:text-properties style:font-name="Titillium Web" fo:language="en" fo:country="GB" style:text-underline-style="none" fo:font-weight="normal" officeooo:rsid="002517fc" officeooo:paragraph-rsid="002517fc" style:font-weight-asian="normal" style:font-weight-complex="normal"/>
    </style:style>
    <style:style style:name="P28" style:family="paragraph" style:parent-style-name="Standard">
      <style:text-properties style:font-name="Titillium Web" fo:language="en" fo:country="GB" fo:font-style="italic" style:text-underline-style="solid" style:text-underline-width="auto" style:text-underline-color="font-color" fo:font-weight="normal" officeooo:rsid="00260326" officeooo:paragraph-rsid="00260326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break-before="page"/>
      <style:text-properties style:font-name="Titillium Web" fo:language="en" fo:country="GB" style:text-underline-style="solid" style:text-underline-width="auto" style:text-underline-color="font-color" fo:font-weight="normal" officeooo:rsid="0022c241" officeooo:paragraph-rsid="0022c241" style:font-weight-asian="normal" style:font-weight-complex="normal"/>
    </style:style>
    <style:style style:name="P30" style:family="paragraph" style:parent-style-name="Standard">
      <style:text-properties style:font-name="Titillium Web" fo:language="en" fo:country="GB" fo:font-style="normal" style:text-underline-style="none" fo:font-weight="normal" officeooo:rsid="00268489" officeooo:paragraph-rsid="00268489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Titillium Web" fo:language="en" fo:country="GB" style:text-underline-style="none" fo:font-weight="normal" officeooo:rsid="001e6baa" officeooo:paragraph-rsid="001e6baa" style:font-weight-asian="normal" style:font-weight-complex="normal"/>
    </style:style>
    <style:style style:name="P32" style:family="paragraph" style:parent-style-name="Standard">
      <style:text-properties style:font-name="Titillium Web" fo:language="en" fo:country="GB" style:text-underline-style="none" fo:font-weight="normal" officeooo:rsid="0028db38" officeooo:paragraph-rsid="0028db38" style:font-weight-asian="normal" style:font-weight-complex="normal"/>
    </style:style>
    <style:style style:name="T1" style:family="text">
      <style:text-properties officeooo:rsid="0010f228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8d45d"/>
    </style:style>
    <style:style style:name="T4" style:family="text">
      <style:text-properties officeooo:rsid="001d1f87"/>
    </style:style>
    <style:style style:name="T5" style:family="text">
      <style:text-properties officeooo:rsid="001e6baa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officeooo:rsid="00268489" style:font-style-asian="normal" style:font-style-complex="normal"/>
    </style:style>
    <style:style style:name="T8" style:family="text">
      <style:text-properties officeooo:rsid="0028db3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rah Nemtsov – NUN</text:p>
      <text:p text:style-name="P9"/>
      <text:p text:style-name="P10">Abstractions</text:p>
      <text:p text:style-name="P15">[arctan_distortion] : Overdrive effect using the arctan function</text:p>
      <text:p text:style-name="P15">Arguments: Gain, Volumen, Receive symbol</text:p>
      <text:p text:style-name="P15"/>
      <text:p text:style-name="P15">[wahwah] : </text:p>
      <text:p text:style-name="P15">Arguments: modulator frequency, depth, center frequency, filter Q, dry/wet ratio, receive symbol</text:p>
      <text:p text:style-name="P15"/>
      <text:p text:style-name="P16">[tremolo] : amplitude modulation</text:p>
      <text:p text:style-name="P16">Arguments: modulation frequency, depth, receive symbol</text:p>
      <text:p text:style-name="P16"/>
      <text:p text:style-name="P17">[ring]: ring modulator</text:p>
      <text:p text:style-name="P17">Arguments: modulation frequency, depth, receive symbol</text:p>
      <text:p text:style-name="P17"/>
      <text:p text:style-name="P17">[pitch_shifter] : Pitch shifter (delay based)</text:p>
      <text:p text:style-name="P11"><text:span text:style-name="T2">Arguments: transposition, modulation frequency, </text:span><text:span text:style-name="T3">receive symbol</text:span></text:p>
      <text:p text:style-name="P18"/>
      <text:p text:style-name="P12"><text:span text:style-name="T3">[</text:span><text:span text:style-name="T2">gs~] : granular sampler</text:span></text:p>
      <text:p text:style-name="P19">Arguments: signal (100 a 4000), sample (30 a 60), feedback (on/off), receive symbol</text:p>
      <text:p text:style-name="P19"/>
      <text:p text:style-name="P20">[harmonizer] : Harmonizer based on the pitch shifter abstraction</text:p>
      <text:p text:style-name="P20">Arguments: shift (semitornes) voice1, voice 2, voice 3, voice 4</text:p>
      <text:p text:style-name="P20">An argument of 0 sends the original signal thru.</text:p>
      <text:p text:style-name="P20"/>
      <text:p text:style-name="P21">[chorus] : based on a delay line with modulated reading heads</text:p>
      <text:p text:style-name="P21">Arguments: modulation frequency {v1, v2, v3, v4, <text:span text:style-name="T4">all</text:span>}(in Hz), modulation amplitude {v1, v2, v3, v4, <text:span text:style-name="T4">all</text:span>}, receive symbol</text:p>
      <text:p text:style-name="P21"/>
      <text:p text:style-name="P22">[mod_hpf] : Modulated high pass filter</text:p>
      <text:p text:style-name="P22">Arguments: modulation frequency (Hz), modulation amplitude, centre frequency, <text:span text:style-name="T5">receive symbol</text:span></text:p>
      <text:p text:style-name="P22"/>
      <text:p text:style-name="P23">[flanger] : flanger effect</text:p>
      <text:p text:style-name="P23"><text:soft-page-break/>Arguments: modulation frequency (Hz), modulation amplitude, feedback (max 0.95), <text:span text:style-name="T8">receive symbol</text:span></text:p>
      <text:p text:style-name="P23"/>
      <text:p text:style-name="P32">[delayFX] = simple delay with feedback</text:p>
      <text:p text:style-name="P32">Arguments: delay time (ms), feedback (%), receive symbol</text:p>
      <text:p text:style-name="P32"/>
      <text:p text:style-name="P13">MIDI</text:p>
      <text:p text:style-name="P24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Control Number</text:p>
          </table:table-cell>
          <table:table-cell table:style-name="Table2.A1" office:value-type="string">
            <text:p text:style-name="P4">Channel</text:p>
          </table:table-cell>
          <table:table-cell table:style-name="Table2.C1" office:value-type="string">
            <text:p text:style-name="P4">Parameter in Patch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1</text:p>
          </table:table-cell>
          <table:table-cell table:style-name="Table2.C2" office:value-type="string">
            <text:p text:style-name="P5">Violine FX On/Off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2</text:p>
          </table:table-cell>
          <table:table-cell table:style-name="Table2.C2" office:value-type="string">
            <text:p text:style-name="P5">Viola FX On/Off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3</text:p>
          </table:table-cell>
          <table:table-cell table:style-name="Table2.C2" office:value-type="string">
            <text:p text:style-name="P5">Cello FX On/Off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4</text:p>
          </table:table-cell>
          <table:table-cell table:style-name="Table2.C2" office:value-type="string">
            <text:p text:style-name="P5">Percussion FX On/Off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5</text:p>
          </table:table-cell>
          <table:table-cell table:style-name="Table2.C2" office:value-type="string">
            <text:p text:style-name="P5">Piano FX On/Off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6</text:p>
          </table:table-cell>
          <table:table-cell table:style-name="Table2.C2" office:value-type="string">
            <text:p text:style-name="P5">Sax FX On/Off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7</text:p>
          </table:table-cell>
          <table:table-cell table:style-name="Table2.C2" office:value-type="string">
            <text:p text:style-name="P5">Oboe FX On/Off</text:p>
          </table:table-cell>
        </table:table-row>
        <table:table-row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5">8</text:p>
          </table:table-cell>
          <table:table-cell table:style-name="Table2.C2" office:value-type="string">
            <text:p text:style-name="P5">Clarinet FX On/Off</text:p>
          </table:table-cell>
        </table:table-row>
        <table:table-row>
          <table:table-cell table:style-name="Table2.A2" office:value-type="string">
            <text:p text:style-name="P4">7</text:p>
          </table:table-cell>
          <table:table-cell table:style-name="Table2.A2" office:value-type="string">
            <text:p text:style-name="P4">1</text:p>
          </table:table-cell>
          <table:table-cell table:style-name="Table2.C2" office:value-type="string">
            <text:p text:style-name="P4">Volume Violine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4">2</text:p>
          </table:table-cell>
          <table:table-cell table:style-name="Table2.C2" office:value-type="string">
            <text:p text:style-name="P6">Volume Viola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4">3</text:p>
          </table:table-cell>
          <table:table-cell table:style-name="Table2.C2" office:value-type="string">
            <text:p text:style-name="P6">Volume Cello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4">4</text:p>
          </table:table-cell>
          <table:table-cell table:style-name="Table2.C2" office:value-type="string">
            <text:p text:style-name="P6">Volume Percussion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4">5</text:p>
          </table:table-cell>
          <table:table-cell table:style-name="Table2.C2" office:value-type="string">
            <text:p text:style-name="P6">Volume Piano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4">6</text:p>
          </table:table-cell>
          <table:table-cell table:style-name="Table2.C2" office:value-type="string">
            <text:p text:style-name="P6">Volume Sax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4">7</text:p>
          </table:table-cell>
          <table:table-cell table:style-name="Table2.C2" office:value-type="string">
            <text:p text:style-name="P6">Volume Oboe</text:p>
          </table:table-cell>
        </table:table-row>
        <table:table-row>
          <table:table-cell table:style-name="Table2.A2" office:value-type="string">
            <text:p text:style-name="P5">7</text:p>
          </table:table-cell>
          <table:table-cell table:style-name="Table2.A2" office:value-type="string">
            <text:p text:style-name="P4">8</text:p>
          </table:table-cell>
          <table:table-cell table:style-name="Table2.C2" office:value-type="string">
            <text:p text:style-name="P6">Volume Clarinet</text:p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7">1</text:p>
          </table:table-cell>
          <table:table-cell table:style-name="Table2.C2" office:value-type="string">
            <text:p text:style-name="P7">strings output routing </text:p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7">2</text:p>
          </table:table-cell>
          <table:table-cell table:style-name="Table2.C2" office:value-type="string">
            <text:p text:style-name="P7">percussion output routing</text:p>
          </table:table-cell>
        </table:table-row>
        <table:table-row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7">3</text:p>
          </table:table-cell>
          <table:table-cell table:style-name="Table2.C2" office:value-type="string">
            <text:p text:style-name="P7">piano output routing</text:p>
          </table:table-cell>
        </table:table-row>
        <text:soft-page-break/>
        <table:table-row>
          <table:table-cell table:style-name="Table2.A2" office:value-type="string">
            <text:p text:style-name="P7">3</text:p>
          </table:table-cell>
          <table:table-cell table:style-name="Table2.A2" office:value-type="string">
            <text:p text:style-name="P7">4</text:p>
          </table:table-cell>
          <table:table-cell table:style-name="Table2.C2" office:value-type="string">
            <text:p text:style-name="P7">winds output routing</text:p>
          </table:table-cell>
        </table:table-row>
      </table:table>
      <text:p text:style-name="P24"/>
      <text:p text:style-name="P21"/>
      <text:p text:style-name="P29">OSC</text:p>
      <text:p text:style-name="P25"/>
      <text:p text:style-name="P26">fx_pedal/[instrument]/[0,1] // switches between clean and fx</text:p>
      <text:p text:style-name="P26">express/[instrument]/[0,127] // expression pedal</text:p>
      <text:p text:style-name="P27">output_routing/[instrument group]/[speaker, transducer]/[0,1] // switches between speaker <text:tab/>and transducer</text:p>
      <text:p text:style-name="P27"/>
      <text:p text:style-name="P14">From Osculator to pd</text:p>
      <text:p text:style-name="P28"><text:span text:style-name="T6">wii/accel/pitch/</text:span><text:span text:style-name="T7">[0-1]</text:span><text:span text:style-name="T6"> // movement front to backward</text:span></text:p>
      <text:p text:style-name="P28"><text:span text:style-name="T6">wii/accel/roll/</text:span><text:span text:style-name="T7">[0-1] // movement to the sides</text:span></text:p>
      <text:p text:style-name="P30">wii/accel/yaw/[0-1] //</text:p>
      <text:p text:style-name="P30">wii/button/one/[0-1] // momentary button one</text:p>
      <text:p text:style-name="P30">wii/button/two/[0-1] // momentary button two</text:p>
      <text:p text:style-name="P30">wii/button/A/[0-1] // momentary button A</text:p>
      <text:p text:style-name="P27"/>
      <text:p text:style-name="P27">instruments = [violine, viola, cello, percussion, piano, sax, oboe, clarinet]</text:p>
      <text:p text:style-name="P27">instrument group = [strings, percussion, piano, winds]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tillium Web" svg:font-family="'Titillium We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2319in" style:rel-column-width="21845*"/>
    </style:style>
    <style:style style:name="Table1.A1" style:family="table-cell">
      <style:table-cell-properties fo:padding="0.0382in" fo:border="none"/>
    </style:style>
    <style:style style:name="MP1" style:family="paragraph" style:parent-style-name="Header">
      <style:paragraph-properties fo:text-align="center" style:justify-single-word="false"/>
      <style:text-properties style:font-name="Titillium Web" officeooo:rsid="0010f228" officeooo:paragraph-rsid="0010f228"/>
    </style:style>
    <style:style style:name="MP2" style:family="paragraph" style:parent-style-name="Table_20_Contents">
      <style:text-properties style:font-name="Titillium Web"/>
    </style:style>
    <style:style style:name="MP3" style:family="paragraph" style:parent-style-name="Table_20_Contents">
      <style:paragraph-properties fo:text-align="center" style:justify-single-word="false"/>
      <style:text-properties style:font-name="Titillium Web" officeooo:rsid="0010f228" officeooo:paragraph-rsid="0010f228"/>
    </style:style>
    <style:style style:name="MP4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10f228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O <text:s text:c="4"/>M <text:s text:c="4"/>S <text:s text:c="4"/>L <text:s text:c="4"/>O</text:p>
      </style:header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2"><text:date style:data-style-name="N37" text:date-value="2019-10-16T15:43:44.681266886" text:fixed="true">10/16/19</text:date></text:p>
            </table:table-cell>
            <table:table-cell table:style-name="Table1.A1" office:value-type="string">
              <text:p text:style-name="MP3">www.omslo.com</text:p>
            </table:table-cell>
            <table:table-cell table:style-name="Table1.A1" office:value-type="string">
              <text:p text:style-name="MP4"><text:page-number text:select-page="current">4</text:page-number><text:s/><text:span text:style-name="MT1">of </text:span><text:page-count>4</text:page-count></text:p>
            </table:table-cell>
          </table:table-row>
        </table:table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5:43:45.057201000</meta:creation-date>
    <meta:editing-duration>PT15H30M40S</meta:editing-duration>
    <meta:editing-cycles>13</meta:editing-cycles>
    <meta:generator>LibreOffice/5.4.0.3$MacOSX_X86_64 LibreOffice_project/7556cbc6811c9d992f4064ab9287069087d7f62c</meta:generator>
    <dc:title>omslo</dc:title>
    <dc:date>2019-10-22T19:45:17.464295000</dc:date>
    <meta:document-statistic meta:table-count="2" meta:image-count="0" meta:object-count="0" meta:page-count="4" meta:paragraph-count="106" meta:word-count="361" meta:character-count="2385" meta:non-whitespace-character-count="2110"/>
    <meta:template xlink:type="simple" xlink:actuate="onRequest" xlink:title="omslo" xlink:href="../../../../../../Library/Application%20Support/LibreOffice/4/user/template/omslo/omslo.ott" meta:date="2019-10-16T15:43:44.681170000"/>
  </office:meta>
</office:document-meta>
</file>